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IBM Plex Mono" svg:font-family="'IBM Plex Mono'" style:font-adornments="Regular" style:font-family-generic="modern" style:font-pitch="fixed"/>
    <style:font-face style:name="IBM Plex Mono SemiBold" svg:font-family="'IBM Plex Mono SemiBold'" style:font-adornments="Regular" style:font-family-generic="modern" style:font-pitch="fixed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25cm" draw:marker-end-center="true" draw:fill="none" draw:textarea-horizontal-align="center"/>
    </style:style>
    <style:style style:name="gr2" style:family="graphic" style:parent-style-name="objectwithoutfill">
      <style:graphic-properties svg:stroke-color="#000000" draw:marker-start="Arrow" draw:marker-start-width="0.25cm" draw:marker-end="" draw:marker-end-width="0.25cm" draw:marker-end-center="true" draw:fill="none" draw:textarea-horizontal-align="center"/>
    </style:style>
    <style:style style:name="gr3" style:family="graphic" style:parent-style-name="standard">
      <style:graphic-properties svg:stroke-color="#000000" draw:marker-end="Arrow" draw:marker-end-width="0.25cm" draw:textarea-horizontal-align="center"/>
    </style:style>
    <style:style style:name="gr4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5" style:family="graphic" style:parent-style-name="objectwithoutfill">
      <style:graphic-properties svg:stroke-color="#000000" draw:marker-end="Arrow" draw:marker-end-width="0.25cm" draw:marker-end-center="false" draw:fill="none" draw:textarea-horizontal-align="center"/>
    </style:style>
    <style:style style:name="gr6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49cm" fo:min-width="1.755cm"/>
    </style:style>
    <style:style style:name="gr8" style:family="graphic" style:parent-style-name="standard">
      <style:graphic-properties svg:stroke-width="0.15cm" svg:stroke-color="#000000" draw:marker-start-width="0.524cm" draw:marker-end-width="0.524cm" draw:textarea-horizontal-align="center" fo:padding-top="0.199cm" fo:padding-bottom="0.199cm" fo:padding-left="0.224cm" fo:padding-right="0.224cm"/>
    </style:style>
    <style:style style:name="gr9" style:family="graphic" style:parent-style-name="standard">
      <style:graphic-properties svg:stroke-width="0.15cm" svg:stroke-color="#000000" draw:marker-start-width="0.524cm" draw:marker-end-width="0.524cm" draw:fill="solid" draw:fill-color="#ffffff" draw:textarea-horizontal-align="center" fo:padding-top="0.199cm" fo:padding-bottom="0.199cm" fo:padding-left="0.224cm" fo:padding-right="0.224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755cm"/>
    </style:style>
    <style:style style:name="gr11" style:family="graphic" style:parent-style-name="standard">
      <style:graphic-properties svg:stroke-width="0.1cm" svg:stroke-color="#000000" draw:marker-start-width="0.45cm" draw:marker-end-width="0.45cm" draw:textarea-horizontal-align="justify" draw:textarea-vertical-align="middle" draw:auto-grow-height="false" fo:min-height="7.629cm" fo:min-width="5.832cm" fo:padding-top="0.075cm" fo:padding-bottom="0.075cm" fo:padding-left="0.101cm" fo:padding-right="0.1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2cm" fo:min-width="0cm"/>
    </style:style>
    <style:style style:name="gr15" style:family="graphic" style:parent-style-name="standard">
      <style:graphic-properties svg:stroke-width="0.1cm" svg:stroke-color="#000000" draw:marker-start-width="0.45cm" draw:marker-end-width="0.45cm" draw:textarea-horizontal-align="justify" draw:textarea-vertical-align="middle" draw:auto-grow-height="false" fo:min-height="4.151cm" fo:min-width="5.712cm" fo:padding-top="0.075cm" fo:padding-bottom="0.075cm" fo:padding-left="0.101cm" fo:padding-right="0.101cm"/>
    </style:style>
    <style:style style:name="gr16" style:family="graphic" style:parent-style-name="standard">
      <style:graphic-properties draw:stroke="none" svg:stroke-width="0cm" svg:stroke-color="#000000" draw:marker-start-width="0.3cm" draw:marker-end-width="0.3cm" draw:fill="none" draw:fill-color="#ffffff" draw:opacity="100%" draw:textarea-horizontal-align="center" fo:padding-top="0.027cm" fo:padding-bottom="0.027cm" fo:padding-left="0.053cm" fo:padding-right="0.053cm" draw:shadow-opacity="10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9cm" fo:min-width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 draw:opacity="100%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ffffff"/>
      <style:paragraph-properties fo:text-align="start"/>
      <style:text-properties fo:font-size="12pt"/>
    </style:style>
    <style:style style:name="P5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text-properties fo:font-size="14pt"/>
    </style:style>
    <style:style style:name="P9" style:family="paragraph">
      <loext:graphic-properties draw:fill="none" draw:fill-color="#ffffff"/>
      <style:text-properties fo:font-size="14pt" fo:font-weight="bold" style:font-size-asian="16pt" style:font-weight-asian="bold" style:font-size-complex="16pt" style:font-weight-complex="bold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end"/>
    </style:style>
    <style:style style:name="P13" style:family="paragraph">
      <loext:graphic-properties draw:fill="none" draw:fill-color="#ffffff" draw:opacity="100%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paragraph-properties fo:text-align="start"/>
    </style:style>
    <style:style style:name="T1" style:family="text">
      <style:text-properties fo:font-size="12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4pt" fo:font-weight="bold" style:font-size-asian="16pt" style:font-weight-asian="bold" style:font-size-complex="16pt" style:font-weight-complex="bold"/>
    </style:style>
    <style:style style:name="T5" style:family="text">
      <style:text-properties style:font-name="IBM Plex Mono SemiBold" fo:font-size="8pt" fo:font-weight="600" fo:background-color="transparen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7.184cm" svg:y1="3.889cm" svg:x2="18.78cm" svg:y2="3.89cm" draw:start-shape="id1" draw:start-glue-point="1" draw:end-shape="id2" draw:end-glue-point="3" svg:d="M7184 3889l11596 1" svg:viewBox="0 0 11597 2">
          <text:p/>
        </draw:connector>
        <draw:connector draw:style-name="gr1" draw:text-style-name="P1" draw:layer="layout" draw:type="line" svg:x1="7.184cm" svg:y1="4.289cm" svg:x2="18.78cm" svg:y2="4.29cm" draw:start-shape="id3" draw:start-glue-point="1" draw:end-shape="id4" draw:end-glue-point="3" svg:d="M7184 4289l11596 1" svg:viewBox="0 0 11597 2">
          <text:p/>
        </draw:connector>
        <draw:connector draw:style-name="gr2" draw:text-style-name="P1" draw:layer="layout" draw:type="line" svg:x1="7.184cm" svg:y1="4.689cm" svg:x2="18.78cm" svg:y2="4.69cm" draw:start-shape="id5" draw:start-glue-point="1" draw:end-shape="id6" draw:end-glue-point="3" svg:d="M7184 4689l11596 1" svg:viewBox="0 0 11597 2">
          <text:p/>
        </draw:connector>
        <draw:connector draw:style-name="gr3" draw:layer="layout" draw:line-skew="0.67cm" svg:x1="4.711cm" svg:y1="12.393cm" svg:x2="3.71cm" svg:y2="9.883cm" draw:start-shape="id7" draw:start-glue-point="0" draw:end-shape="id8" draw:end-glue-point="2" svg:d="M4711 12393v-585h-1001v-1925" svg:viewBox="0 0 1002 2511">
          <text:p/>
        </draw:connector>
        <draw:rect draw:style-name="gr4" draw:text-style-name="P2" xml:id="id7" draw:id="id7" draw:layer="layout" svg:width="0.473cm" svg:height="0.347cm" svg:x="4.475cm" svg:y="12.393cm">
          <text:p/>
        </draw:rect>
        <draw:connector draw:style-name="gr5" draw:text-style-name="P1" draw:layer="layout" draw:type="line" svg:x1="5.584cm" svg:y1="6.336cm" svg:x2="14.98cm" svg:y2="6.337cm" draw:start-shape="id9" draw:start-glue-point="1" draw:end-shape="id10" draw:end-glue-point="3" svg:d="M5584 6336l9396 1" svg:viewBox="0 0 9397 2">
          <text:p/>
        </draw:connector>
        <draw:connector draw:style-name="gr3" draw:layer="layout" draw:line-skew="-1.526cm" svg:x1="14.844cm" svg:y1="8.095cm" svg:x2="5.484cm" svg:y2="8.085cm" draw:start-shape="id11" draw:start-glue-point="3" draw:end-shape="id12" draw:end-glue-point="1" svg:d="M14844 8095h-6205v-10h-3155" svg:viewBox="0 0 9361 11">
          <text:p/>
        </draw:connector>
        <draw:rect draw:style-name="gr4" draw:text-style-name="P2" xml:id="id9" draw:id="id9" draw:layer="layout" svg:width="1.004cm" svg:height="0.291cm" svg:x="4.58cm" svg:y="6.191cm">
          <text:p/>
        </draw:rect>
        <draw:rect draw:style-name="gr4" draw:text-style-name="P2" xml:id="id12" draw:id="id12" draw:layer="layout" svg:width="1.004cm" svg:height="0.291cm" svg:x="4.48cm" svg:y="7.94cm">
          <text:p/>
        </draw:rect>
        <draw:rect draw:style-name="gr6" draw:text-style-name="P4" draw:layer="layout" svg:width="2.793cm" svg:height="2.977cm" svg:x="2.858cm" svg:y="5.487cm" draw:corner-radius="0.25cm">
          <text:p text:style-name="P3"><text:span text:style-name="T1"><text:s/></text:span><text:span text:style-name="T2">Mdh</text:span><text:span text:style-name="T1"> </text:span></text:p>
        </draw:rect>
        <draw:frame draw:style-name="gr7" draw:text-style-name="P5" draw:layer="layout" svg:width="1.857cm" svg:height="0.899cm" svg:x="2.064cm" svg:y="1.859cm">
          <draw:text-box>
            <text:p><text:span text:style-name="T3">TOE</text:span></text:p>
          </draw:text-box>
        </draw:frame>
        <draw:rect draw:style-name="gr4" draw:text-style-name="P2" draw:layer="layout" svg:width="1.004cm" svg:height="0.208cm" svg:x="6.186cm" svg:y="4.584cm">
          <text:p/>
        </draw:rect>
        <draw:rect draw:style-name="gr8" draw:text-style-name="P6" draw:layer="layout" svg:width="16.838cm" svg:height="9.568cm" svg:x="2.064cm" svg:y="1.766cm">
          <text:p/>
        </draw:rect>
        <draw:rect draw:style-name="gr9" draw:text-style-name="P7" draw:layer="layout" svg:width="6.524cm" svg:height="0.999cm" svg:x="2.039cm" svg:y="12.281cm">
          <text:p/>
        </draw:rect>
        <draw:frame draw:style-name="gr10" draw:text-style-name="P5" draw:layer="layout" svg:width="1.857cm" svg:height="0.9cm" svg:x="2.065cm" svg:y="12.35cm">
          <draw:text-box>
            <text:p><text:span text:style-name="T3">IPRX</text:span></text:p>
          </draw:text-box>
        </draw:frame>
        <draw:custom-shape draw:style-name="gr11" draw:text-style-name="P6" draw:layer="layout" svg:width="6.034cm" svg:height="7.779cm" svg:x="2.444cm" svg:y="2.806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857cm" svg:height="0.899cm" svg:x="2.465cm" svg:y="2.86cm">
          <draw:text-box>
            <text:p text:style-name="P8"><text:span text:style-name="T4">RXe</text:span></text:p>
          </draw:text-box>
        </draw:frame>
        <draw:rect draw:style-name="gr4" draw:text-style-name="P2" draw:layer="layout" svg:width="1.004cm" svg:height="0.208cm" svg:x="6.186cm" svg:y="4.184cm">
          <text:p/>
        </draw:rect>
        <draw:rect draw:style-name="gr4" draw:text-style-name="P2" draw:layer="layout" svg:width="1.004cm" svg:height="0.208cm" svg:x="6.186cm" svg:y="3.784cm">
          <text:p/>
        </draw:rect>
        <draw:g>
          <draw:rect draw:style-name="gr6" draw:text-style-name="P4" draw:layer="layout" svg:width="2.878cm" svg:height="1.955cm" svg:x="4.364cm" svg:y="3.086cm" draw:corner-radius="0.25cm">
            <text:p text:style-name="P3"><text:span text:style-name="T1"><text:s/></text:span><text:span text:style-name="T2">Mwr</text:span><text:span text:style-name="T1"> </text:span></text:p>
          </draw:rect>
          <draw:frame draw:style-name="gr12" draw:text-style-name="P11" draw:layer="layout" svg:width="2.305cm" svg:height="1.155cm" svg:x="4.932cm" svg:y="3.71cm">
            <draw:text-box>
              <text:p text:style-name="P10"><text:span text:style-name="T5">soMEM_WrCmd </text:span></text:p>
              <text:p text:style-name="P10"><text:span text:style-name="T5">soMEM_WrData </text:span></text:p>
              <text:p text:style-name="P10"><text:span text:style-name="T5">siMEM_WrSts </text:span></text:p>
            </draw:text-box>
          </draw:frame>
        </draw:g>
        <draw:rect draw:style-name="gr4" draw:text-style-name="P2" xml:id="id8" draw:id="id8" draw:layer="layout" svg:width="0.473cm" svg:height="0.291cm" svg:x="3.474cm" svg:y="9.592cm">
          <text:p/>
        </draw:rect>
        <draw:rect draw:style-name="gr6" draw:text-style-name="P4" draw:layer="layout" svg:width="3.101cm" svg:height="1.132cm" svg:x="3.352cm" svg:y="8.788cm" draw:corner-radius="0.25cm">
          <text:p text:style-name="P3"><text:span text:style-name="T2"><text:s/></text:span><text:span text:style-name="T2">Tle</text:span><text:span text:style-name="T1"> </text:span></text:p>
        </draw:rect>
        <draw:frame draw:style-name="gr12" draw:text-style-name="P11" draw:layer="layout" svg:width="2.136cm" svg:height="0.419cm" svg:x="3.42cm" svg:y="9.48cm">
          <draw:text-box>
            <text:p text:style-name="P10"><text:span text:style-name="T5">siIPRX_Data </text:span></text:p>
          </draw:text-box>
        </draw:frame>
        <draw:frame draw:style-name="gr13" draw:text-style-name="P12" draw:layer="layout" svg:width="2.136cm" svg:height="0.564cm" svg:x="3.921cm" svg:y="9.98cm">
          <draw:text-box>
            <text:p text:style-name="P10"><text:span text:style-name="T5">siIPRX_Data </text:span></text:p>
          </draw:text-box>
        </draw:frame>
        <draw:frame draw:style-name="gr14" draw:text-style-name="P12" draw:layer="layout" svg:width="2.136cm" svg:height="0.532cm" svg:x="3.921cm" svg:y="10.668cm">
          <draw:text-box>
            <text:p text:style-name="P10"><text:span text:style-name="T5">siIPRX_Data </text:span></text:p>
          </draw:text-box>
        </draw:frame>
        <draw:frame draw:style-name="gr12" draw:text-style-name="P11" draw:layer="layout" svg:width="1.967cm" svg:height="0.419cm" svg:x="3.921cm" svg:y="12.382cm">
          <draw:text-box>
            <text:p text:style-name="P10"><text:span text:style-name="T5">soTOE_Data </text:span></text:p>
          </draw:text-box>
        </draw:frame>
        <draw:rect draw:style-name="gr4" draw:text-style-name="P2" draw:layer="layout" svg:width="1.004cm" svg:height="0.208cm" svg:x="6.18cm" svg:y="4.585cm">
          <text:p/>
        </draw:rect>
        <draw:rect draw:style-name="gr4" draw:text-style-name="P2" draw:layer="layout" svg:width="1.004cm" svg:height="0.208cm" svg:x="6.18cm" svg:y="4.185cm">
          <text:p/>
        </draw:rect>
        <draw:rect draw:style-name="gr4" draw:text-style-name="P2" draw:layer="layout" svg:width="1.004cm" svg:height="0.208cm" svg:x="6.18cm" svg:y="3.785cm">
          <text:p/>
        </draw:rect>
        <draw:g>
          <draw:rect draw:style-name="gr6" draw:text-style-name="P4" draw:layer="layout" svg:width="2.878cm" svg:height="1.955cm" svg:x="4.358cm" svg:y="3.087cm" draw:corner-radius="0.25cm">
            <text:p text:style-name="P3"><text:span text:style-name="T1"><text:s/></text:span><text:span text:style-name="T2">Mwr</text:span><text:span text:style-name="T1"> </text:span></text:p>
          </draw:rect>
          <draw:frame draw:style-name="gr12" draw:text-style-name="P11" draw:layer="layout" svg:width="2.305cm" svg:height="1.155cm" svg:x="4.926cm" svg:y="3.711cm">
            <draw:text-box>
              <text:p text:style-name="P10"><text:span text:style-name="T5">soMEM_WrCmd </text:span></text:p>
              <text:p text:style-name="P10"><text:span text:style-name="T5">soMEM_WrData </text:span></text:p>
              <text:p text:style-name="P10"><text:span text:style-name="T5">siMEM_WrSts </text:span></text:p>
            </draw:text-box>
          </draw:frame>
        </draw:g>
        <draw:rect draw:style-name="gr4" draw:text-style-name="P2" xml:id="id5" draw:id="id5" draw:layer="layout" svg:width="1.004cm" svg:height="0.208cm" svg:x="6.18cm" svg:y="4.585cm">
          <text:p/>
        </draw:rect>
        <draw:rect draw:style-name="gr4" draw:text-style-name="P2" xml:id="id3" draw:id="id3" draw:layer="layout" svg:width="1.004cm" svg:height="0.208cm" svg:x="6.18cm" svg:y="4.185cm">
          <text:p/>
        </draw:rect>
        <draw:rect draw:style-name="gr4" draw:text-style-name="P2" xml:id="id1" draw:id="id1" draw:layer="layout" svg:width="1.004cm" svg:height="0.208cm" svg:x="6.18cm" svg:y="3.785cm">
          <text:p/>
        </draw:rect>
        <draw:rect draw:style-name="gr6" draw:text-style-name="P4" draw:layer="layout" svg:width="2.878cm" svg:height="1.955cm" svg:x="4.358cm" svg:y="3.087cm" draw:corner-radius="0.25cm">
          <text:p text:style-name="P3"><text:span text:style-name="T1"><text:s/></text:span><text:span text:style-name="T2">Mwr</text:span><text:span text:style-name="T1"> </text:span></text:p>
        </draw:rect>
        <draw:frame draw:style-name="gr12" draw:text-style-name="P11" draw:layer="layout" svg:width="2.305cm" svg:height="1.155cm" svg:x="4.926cm" svg:y="3.711cm">
          <draw:text-box>
            <text:p text:style-name="P10"><text:span text:style-name="T5">soMEM_WrCmd </text:span></text:p>
            <text:p text:style-name="P10"><text:span text:style-name="T5">soMEM_WrData </text:span></text:p>
            <text:p text:style-name="P10"><text:span text:style-name="T5">siMEM_WrSts </text:span></text:p>
          </draw:text-box>
        </draw:frame>
        <draw:custom-shape draw:style-name="gr15" draw:text-style-name="P6" draw:layer="layout" svg:width="5.914cm" svg:height="4.301cm" svg:x="12.144cm" svg:y="5.036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857cm" svg:height="0.899cm" svg:x="12.166cm" svg:y="5.061cm">
          <draw:text-box>
            <text:p text:style-name="P8"><text:span text:style-name="T4">PRt</text:span></text:p>
          </draw:text-box>
        </draw:frame>
        <draw:rect draw:style-name="gr16" draw:text-style-name="P13" draw:layer="layout" svg:width="1.004cm" svg:height="0.208cm" svg:x="18.786cm" svg:y="4.585cm">
          <text:p/>
        </draw:rect>
        <draw:rect draw:style-name="gr16" draw:text-style-name="P13" draw:layer="layout" svg:width="1.004cm" svg:height="0.208cm" svg:x="18.786cm" svg:y="4.185cm">
          <text:p/>
        </draw:rect>
        <draw:rect draw:style-name="gr16" draw:text-style-name="P13" draw:layer="layout" svg:width="1.004cm" svg:height="0.208cm" svg:x="18.786cm" svg:y="3.785cm">
          <text:p/>
        </draw:rect>
        <draw:rect draw:style-name="gr16" draw:text-style-name="P13" draw:layer="layout" svg:width="1.004cm" svg:height="0.208cm" svg:x="18.78cm" svg:y="4.586cm">
          <text:p/>
        </draw:rect>
        <draw:rect draw:style-name="gr16" draw:text-style-name="P13" draw:layer="layout" svg:width="1.004cm" svg:height="0.208cm" svg:x="18.78cm" svg:y="4.186cm">
          <text:p/>
        </draw:rect>
        <draw:rect draw:style-name="gr16" draw:text-style-name="P13" draw:layer="layout" svg:width="1.004cm" svg:height="0.208cm" svg:x="18.78cm" svg:y="3.786cm">
          <text:p/>
        </draw:rect>
        <draw:rect draw:style-name="gr16" draw:text-style-name="P13" xml:id="id6" draw:id="id6" draw:layer="layout" svg:width="1.004cm" svg:height="0.208cm" svg:x="18.78cm" svg:y="4.586cm">
          <text:p/>
        </draw:rect>
        <draw:rect draw:style-name="gr16" draw:text-style-name="P13" xml:id="id4" draw:id="id4" draw:layer="layout" svg:width="1.004cm" svg:height="0.208cm" svg:x="18.78cm" svg:y="4.186cm">
          <text:p/>
        </draw:rect>
        <draw:rect draw:style-name="gr16" draw:text-style-name="P13" xml:id="id2" draw:id="id2" draw:layer="layout" svg:width="1.004cm" svg:height="0.208cm" svg:x="18.78cm" svg:y="3.786cm">
          <text:p/>
        </draw:rect>
        <draw:frame draw:style-name="gr12" draw:text-style-name="P11" draw:layer="layout" svg:width="2.813cm" svg:height="0.419cm" svg:x="5.721cm" svg:y="5.881cm">
          <draw:text-box>
            <text:p text:style-name="P10"><text:span text:style-name="T5"><text:s/></text:span><text:span text:style-name="T5">soPRt_StateReq </text:span></text:p>
          </draw:text-box>
        </draw:frame>
        <draw:frame draw:style-name="gr12" draw:text-style-name="P11" draw:layer="layout" svg:width="3.66cm" svg:height="0.419cm" svg:x="8.522cm" svg:y="5.882cm">
          <draw:text-box>
            <text:p text:style-name="P10"><text:span text:style-name="T5"><text:s/></text:span><text:span text:style-name="T5">ssRXetoPRt_StateReq </text:span></text:p>
          </draw:text-box>
        </draw:frame>
        <draw:frame draw:style-name="gr12" draw:text-style-name="P11" draw:layer="layout" svg:width="2.813cm" svg:height="0.419cm" svg:x="12.122cm" svg:y="5.883cm">
          <draw:text-box>
            <text:p text:style-name="P10"><text:span text:style-name="T5"><text:s/></text:span><text:span text:style-name="T5">siRXe_StateReq </text:span></text:p>
          </draw:text-box>
        </draw:frame>
        <draw:rect draw:style-name="gr4" draw:text-style-name="P2" xml:id="id10" draw:id="id10" draw:layer="layout" svg:width="1.004cm" svg:height="0.291cm" svg:x="14.98cm" svg:y="6.192cm">
          <text:p/>
        </draw:rect>
        <draw:rect draw:style-name="gr6" draw:text-style-name="P4" xml:id="id13" draw:id="id13" draw:layer="layout" svg:width="2.878cm" svg:height="1.637cm" svg:x="14.869cm" svg:y="5.384cm" draw:corner-radius="0.25cm">
          <text:p text:style-name="P3"><text:span text:style-name="T1"><text:s/></text:span><text:span text:style-name="T1">Irr</text:span></text:p>
        </draw:rect>
        <draw:frame draw:style-name="gr17" draw:text-style-name="P14" draw:layer="layout" svg:width="2.67cm" svg:height="0.419cm" svg:x="14.837cm" svg:y="5.885cm">
          <draw:text-box>
            <text:p text:style-name="P3"><text:span text:style-name="T5"><text:s/></text:span><text:span text:style-name="T5">siRXe_StateReq</text:span></text:p>
          </draw:text-box>
        </draw:frame>
        <draw:rect draw:style-name="gr6" draw:text-style-name="P4" xml:id="id14" draw:id="id14" draw:layer="layout" svg:width="2.878cm" svg:height="1.637cm" svg:x="14.876cm" svg:y="7.385cm" draw:corner-radius="0.25cm">
          <text:p text:style-name="P3"><text:span text:style-name="T1"><text:s/></text:span><text:span text:style-name="T1">Orm</text:span></text:p>
        </draw:rect>
        <draw:frame draw:style-name="gr17" draw:text-style-name="P14" xml:id="id11" draw:id="id11" draw:layer="layout" svg:width="2.67cm" svg:height="0.419cm" svg:x="14.844cm" svg:y="7.886cm">
          <draw:text-box>
            <text:p text:style-name="P3"><text:span text:style-name="T5"><text:s/></text:span><text:span text:style-name="T5">soRXe_StateRep</text:span></text:p>
          </draw:text-box>
        </draw:frame>
        <draw:frame draw:style-name="gr12" draw:text-style-name="P11" draw:layer="layout" svg:width="2.813cm" svg:height="0.419cm" svg:x="12.123cm" svg:y="7.684cm">
          <draw:text-box>
            <text:p text:style-name="P10"><text:span text:style-name="T5"><text:s/></text:span><text:span text:style-name="T5">soRXe_StateRep </text:span></text:p>
          </draw:text-box>
        </draw:frame>
        <draw:frame draw:style-name="gr17" draw:text-style-name="P12" draw:layer="layout" svg:width="3.426cm" svg:height="0.419cm" svg:x="8.724cm" svg:y="7.685cm">
          <draw:text-box>
            <text:p text:style-name="P10"><text:span text:style-name="T5">ssPRtToRXe_StateRep</text:span></text:p>
          </draw:text-box>
        </draw:frame>
        <draw:frame draw:style-name="gr12" draw:text-style-name="P11" draw:layer="layout" svg:width="2.813cm" svg:height="0.419cm" svg:x="5.722cm" svg:y="7.682cm">
          <draw:text-box>
            <text:p text:style-name="P10"><text:span text:style-name="T5"><text:s/></text:span><text:span text:style-name="T5">siPRt_StateRep </text:span></text:p>
          </draw:text-box>
        </draw:frame>
        <draw:frame draw:style-name="gr12" draw:text-style-name="P11" draw:layer="layout" svg:width="2.813cm" svg:height="0.419cm" svg:x="2.922cm" svg:y="6.082cm">
          <draw:text-box>
            <text:p text:style-name="P10"><text:span text:style-name="T5"><text:s/></text:span><text:span text:style-name="T5">soPRt_StateReq </text:span></text:p>
          </draw:text-box>
        </draw:frame>
        <draw:frame draw:style-name="gr12" draw:text-style-name="P11" draw:layer="layout" svg:width="2.813cm" svg:height="0.419cm" svg:x="2.922cm" svg:y="7.883cm">
          <draw:text-box>
            <text:p text:style-name="P10"><text:span text:style-name="T5"><text:s/></text:span><text:span text:style-name="T5">siPRt_StateRep </text:span></text:p>
          </draw:text-box>
        </draw:frame>
        <draw:connector draw:style-name="gr1" draw:text-style-name="P1" draw:layer="layout" draw:type="line" svg:x1="16.308cm" svg:y1="7.021cm" svg:x2="16.315cm" svg:y2="7.385cm" draw:start-shape="id13" draw:start-glue-point="2" draw:end-shape="id14" draw:end-glue-point="0" svg:d="M16308 7021l7 364" svg:viewBox="0 0 8 3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, 'Arial Unicode MS'"/>
    <style:font-face style:name="IBM Plex Mono" svg:font-family="'IBM Plex Mono'" style:font-adornments="Regular" style:font-family-generic="modern" style:font-pitch="fixed"/>
    <style:font-face style:name="IBM Plex Mono SemiBold" svg:font-family="'IBM Plex Mono SemiBold'" style:font-adornments="Regular" style:font-family-generic="modern" style:font-pitch="fixed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linecap="butt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5DT20H22M36S</meta:editing-duration>
    <meta:editing-cycles>198</meta:editing-cycles>
    <meta:generator>LibreOffice/6.2.8.2$Windows_X86_64 LibreOffice_project/f82ddfca21ebc1e222a662a32b25c0c9d20169ee</meta:generator>
    <dc:date>2020-01-17T22:36:53.672000000</dc:date>
    <dc:creator>Francois Abel</dc:creator>
    <meta:printed-by>Francois Abel</meta:printed-by>
    <meta:print-date>2018-11-01T20:08:16.68</meta:print-date>
    <meta:document-statistic meta:object-count="64"/>
  </office:meta>
</office:document-meta>
</file>